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3.494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747cm"/>
    </style:style>
    <style:style style:name="Recibo1.D" style:family="table-column">
      <style:table-column-properties style:column-width="3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155cm"/>
    </style:style>
    <style:style style:name="Tabla1" style:family="table">
      <style:table-properties style:width="13.573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708cm"/>
    </style:style>
    <style:style style:name="Tabla1.D" style:family="table-column">
      <style:table-column-properties style:column-width="3.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2.134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3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4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5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6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7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12" style:family="paragraph" style:parent-style-name="Standard">
      <style:text-properties style:font-name="Arial" officeooo:paragraph-rsid="0004a0cf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5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16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17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18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20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2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7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2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04a0cf" officeooo:paragraph-rsid="0019fd82" style:font-size-asian="9pt" style:font-weight-asian="bold" style:font-size-complex="9pt" style:font-weight-complex="bold"/>
    </style:style>
    <style:style style:name="P29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14b791" officeooo:paragraph-rsid="0019fd82" style:font-size-asian="9pt" style:font-weight-asian="bold" style:font-size-complex="9pt" style:font-weight-complex="bold"/>
    </style:style>
    <style:style style:name="P30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3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3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22da23" style:font-size-asian="10pt" style:font-size-complex="10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4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8">Original</text:p>
            <text:p text:style-name="P5">Recibo Nro</text:p>
            <text:p text:style-name="P30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4">APELLIDO Y NOMBRE</text:p>
            <text:p text:style-name="P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4">TIPO Y NRO DE DOCUMENTO <text:s text:c="21"/></text:p>
            <text:p text:style-name="P6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5">CUIT</text:p>
            <text:p text:style-name="P7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4">FECHA DE INGRESO <text:s text:c="36"/></text:p>
            <text:p text:style-name="P6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5">PERIODO DE LIQUIDACIÓN</text:p>
            <text:p text:style-name="P7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4">LUGAR DE TRABAJO <text:s text:c="35"/></text:p>
            <text:p text:style-name="P6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5">CATEGORÍA PROFESIONAL</text:p>
            <text:p text:style-name="P7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20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2"/>
          </table:table-cell>
          <table:table-cell table:style-name="Recibo1.A3" table:number-columns-spanned="2" office:value-type="string">
            <text:p text:style-name="P23">RETORNO</text:p>
          </table:table-cell>
          <table:covered-table-cell/>
          <table:table-cell table:style-name="Recibo1.A2" office:value-type="string">
            <text:p text:style-name="P23">DEDUCCIONES</text:p>
          </table:table-cell>
        </table:table-row>
        <table:table-row>
          <table:table-cell table:style-name="Recibo1.A3" office:value-type="string">
            <text:p text:style-name="P32"><text:span text:style-name="T1"><text:placeholder text:placeholder-type="text">&lt;concepto_liquidado&gt;</text:placeholder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Recibo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4"/>
          </table:table-cell>
        </table:table-row>
        <table:table-row>
          <table:table-cell table:style-name="Recibo1.A3" office:value-type="string">
            <text:p text:style-name="P20">TOTAL</text:p>
          </table:table-cell>
          <table:table-cell table:style-name="Recibo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3"/>
          </table:table-cell>
        </table:table-row>
        <table:table-row>
          <table:table-cell table:style-name="Recibo1.A2" table:number-columns-spanned="4" office:value-type="string">
            <text:p text:style-name="P1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18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"/>
            <text:p text:style-name="P2"/>
            <text:p text:style-name="P2"/>
            <text:p text:style-name="P2"><text:placeholder text:placeholder-type="text">&lt;responsable_administrativo&gt;</text:placeholder></text:p>
            <text:p text:style-name="P19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6"><text:s text:c="3"/></text:span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4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29">Duplicado</text:p>
            <text:p text:style-name="P3"><text:span text:style-name="T6">R</text:span><text:span text:style-name="T5">ecibo Nro</text:span></text:p>
            <text:p text:style-name="P31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4">APELLIDO Y NOMBRE</text:p>
            <text:p text:style-name="P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4">TIPO Y NRO DE DOCUMENTO <text:s text:c="21"/></text:p>
            <text:p text:style-name="P6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6">CUIT</text:p>
            <text:p text:style-name="P8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4">FECHA DE INGRESO <text:s text:c="36"/></text:p>
            <text:p text:style-name="P6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6">PERIODO DE LIQUIDACIÓN</text:p>
            <text:p text:style-name="P8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4">LUGAR DE TRABAJO <text:s text:c="35"/></text:p>
            <text:p text:style-name="P6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6">CATEGORÍA PROFESIONAL</text:p>
            <text:p text:style-name="P8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21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2">CONCEPTO</text:p>
          </table:table-cell>
          <table:table-cell table:style-name="Tabla1.A3" table:number-columns-spanned="2" office:value-type="string">
            <text:p text:style-name="P22">RETORNO</text:p>
          </table:table-cell>
          <table:covered-table-cell/>
          <table:table-cell table:style-name="Tabla1.A2" office:value-type="string">
            <text:p text:style-name="P22">DEDUCCIONES</text:p>
          </table:table-cell>
        </table:table-row>
        <table:table-row table:style-name="Tabla1.8">
          <table:table-cell table:style-name="Tabla1.A3" office:value-type="string">
            <text:p text:style-name="P32"><text:span text:style-name="T1"><text:placeholder text:placeholder-type="text">&lt;concepto_liquidado&gt;</text:placeholder>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4"/>
          </table:table-cell>
        </table:table-row>
        <table:table-row table:style-name="Tabla1.9">
          <table:table-cell table:style-name="Tabla1.A3" office:value-type="string">
            <text:p text:style-name="P20">TOTAL</text:p>
          </table:table-cell>
          <table:table-cell table:style-name="Tabla1.A3" table:number-columns-spanned="2" office:value-type="string">
            <text:p text:style-name="P26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3"/>
          </table:table-cell>
        </table:table-row>
        <table:table-row>
          <table:table-cell table:style-name="Tabla1.A2" table:number-columns-spanned="4" office:value-type="string">
            <text:p text:style-name="P1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18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"/>
            <text:p text:style-name="P2"/>
            <text:p text:style-name="P9"/>
            <text:p text:style-name="P9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  <text:p text:style-name="P19"/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15:54:38.748435258</dc:date>
    <meta:editing-duration>PT5H50M30S</meta:editing-duration>
    <meta:editing-cycles>27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139" meta:character-count="2410" meta:non-whitespace-character-count="1619"/>
  </office:meta>
</office:document-meta>
</file>